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187a94" officeooo:paragraph-rsid="00187a94"/>
    </style:style>
    <style:style style:name="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P3" style:family="paragraph" style:parent-style-name="Illustration">
      <style:text-properties fo:language="en" fo:country="GB" style:language-asian="en" style:country-asian="US"/>
    </style:style>
    <style:style style:name="P4" style:family="paragraph" style:parent-style-name="Preformatted_20_Text">
      <style:text-properties fo:language="en" fo:country="GB" style:language-asian="en" style:country-asian="US"/>
    </style:style>
    <style:style style:name="P5" style:family="paragraph" style:parent-style-name="Text_20_body">
      <style:text-properties fo:language="en" fo:country="GB" style:language-asian="en" style:country-asian="US"/>
    </style:style>
    <style:style style:name="P6" style:family="paragraph" style:parent-style-name="Text_20_body">
      <style:paragraph-properties fo:text-align="center" style:justify-single-word="false"/>
      <style:text-properties fo:language="en" fo:country="GB" style:language-asian="en" style:country-asian="US"/>
    </style:style>
    <style:style style:name="P7" style:family="paragraph" style:parent-style-name="Heading_20_1" style:master-page-name="Standard">
      <style:paragraph-properties style:page-number="170" fo:break-before="auto" fo:break-after="auto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T1" style:family="text">
      <style:text-properties officeooo:rsid="001abd1b"/>
    </style:style>
    <style:style style:name="T2" style:family="text">
      <style:text-properties officeooo:rsid="00187a94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Руководство пользователя</text:h>
      <text:h text:style-name="Heading_20_2" text:outline-level="2">Documentation API</text:h>
      <text:h text:style-name="Heading_20_3" text:outline-level="3">Authenticating requests</text:h>
      <text:p text:style-name="P5">Authenticate requests to this API's endpoints by sending a X-Auth-Keyb&gt; header with the value "{YOUR_AUTH_KEY}". </text:p>
      <text:p text:style-name="P5">All authenticated endpoints are marked with a requires authentication badge in the documentation below. </text:p>
      <text:p text:style-name="P5">You can get a token along the route /api/login (by nick and password) or /api/token (by exist token) with POST method </text:p>
      <text:h text:style-name="Heading_20_3" text:outline-level="3">Tokens</text:h>
      <text:h text:style-name="Heading_20_4" text:outline-level="4">Token generation</text:h>
      <text:p text:style-name="P5">Requires authentication. </text:p>
      <text:p text:style-name="P5">Request: POST api/token. </text:p>
      <text:p text:style-name="P5">Body Parameters: </text:p>
      <text:list xml:id="list2516162016" text:style-name="L1">
        <text:list-item>
          <text:p text:style-name="P8">name string — Token name. </text:p>
        </text:list-item>
      </text:list>
      <text:p text:style-name="P4">curl --request POST \</text:p>
      <text:p text:style-name="P4"><text:s text:c="4"/>"http://localhost/api/token" \</text:p>
      <text:p text:style-name="P4"><text:s text:c="4"/>--header "X-Auth-Key: {YOUR_AUTH_KEY}" \</text:p>
      <text:p text:style-name="P4"><text:s text:c="4"/>--header "Content-Type: application/json" \</text:p>
      <text:p text:style-name="P4"><text:s text:c="4"/>--header "Accept: application/json" \</text:p>
      <text:p text:style-name="P4"><text:s text:c="4"/>--data "{</text:p>
      <text:p text:style-name="P4"><text:s text:c="4"/>\"name\": \"report-service\"</text:p>
      <text:p text:style-name="P4">}"</text:p>
      <text:p text:style-name="P6">Example request</text:p>
      <text:p text:style-name="P4">{</text:p>
      <text:p text:style-name="P4"><text:soft-page-break/><text:s text:c="4"/>"data": {</text:p>
      <text:p text:style-name="P4"><text:s text:c="8"/>"name": "report-service",</text:p>
      <text:p text:style-name="P4"><text:s text:c="8"/>"token": "{YOUR_AUTH_KEY}"</text:p>
      <text:p text:style-name="P4"><text:s text:c="4"/>}</text:p>
      <text:p text:style-name="P4">}</text:p>
      <text:p text:style-name="P6">Example response (201)</text:p>
      <text:h text:style-name="Heading_20_4" text:outline-level="4">Read all authorized user tokens</text:h>
      <text:p text:style-name="P5">Requires authentication. </text:p>
      <text:p text:style-name="P5">Request: GET api/token . </text:p>
      <text:p text:style-name="P4">curl --request GET \</text:p>
      <text:p text:style-name="P4"><text:s text:c="4"/>--get "http://localhost/api/token" \</text:p>
      <text:p text:style-name="P4"><text:s text:c="4"/>--header "X-Auth-Key: {YOUR_AUTH_KEY}" \</text:p>
      <text:p text:style-name="P4"><text:s text:c="4"/>--header "Content-Type: application/json" \</text:p>
      <text:p text:style-name="P4"><text:s text:c="4"/>--header "Accept: application/json"</text:p>
      <text:p text:style-name="P6">Example request</text:p>
      <text:p text:style-name="P4">{</text:p>
      <text:p text:style-name="P4"><text:s text:c="4"/>"data": {</text:p>
      <text:p text:style-name="P4"><text:s text:c="8"/>"tokens": [</text:p>
      <text:p text:style-name="P4"><text:s text:c="12"/>{</text:p>
      <text:p text:style-name="P4"><text:s text:c="16"/>"name": "login",</text:p>
      <text:p text:style-name="P4"><text:s text:c="16"/>"abilities": [</text:p>
      <text:p text:style-name="P4"><text:s text:c="20"/>"*"</text:p>
      <text:p text:style-name="P4"><text:s text:c="16"/>],</text:p>
      <text:p text:style-name="P4"><text:s text:c="16"/>"last_used_at": "2022-04-01T11:17:50.000000Z"</text:p>
      <text:p text:style-name="P4"><text:s text:c="12"/>},</text:p>
      <text:p text:style-name="P4"><text:s text:c="12"/>{</text:p>
      <text:p text:style-name="P4"><text:s text:c="16"/>"name": "report-service",</text:p>
      <text:p text:style-name="P4"><text:s text:c="16"/>"abilities": [</text:p>
      <text:p text:style-name="P4"><text:s text:c="20"/>"*"</text:p>
      <text:p text:style-name="P4"><text:soft-page-break/><text:s text:c="16"/>],</text:p>
      <text:p text:style-name="P4"><text:s text:c="16"/>"last_used_at": null</text:p>
      <text:p text:style-name="P4"><text:s text:c="12"/>}</text:p>
      <text:p text:style-name="P4"><text:s text:c="8"/>]</text:p>
      <text:p text:style-name="P4"><text:s text:c="4"/>}</text:p>
      <text:p text:style-name="P4">}</text:p>
      <text:p text:style-name="P6">Example response (200)</text:p>
      <text:h text:style-name="Heading_20_4" text:outline-level="4">Read an authorized user tokens</text:h>
      <text:p text:style-name="P5">Requires authentication. </text:p>
      <text:p text:style-name="P5">Request: GET api/token/{token_name}. </text:p>
      <text:p text:style-name="P5">URL Parameters: </text:p>
      <text:list xml:id="list3812045452" text:style-name="L2">
        <text:list-item>
          <text:p text:style-name="P9">token_name string — user token name </text:p>
        </text:list-item>
      </text:list>
      <text:p text:style-name="P4">curl --request GET \</text:p>
      <text:p text:style-name="P4"><text:s text:c="4"/>--get "http://localhost/api/token/report-service" \</text:p>
      <text:p text:style-name="P4"><text:s text:c="4"/>--header "X-Auth-Key: {YOUR_AUTH_KEY}" \</text:p>
      <text:p text:style-name="P4"><text:s text:c="4"/>--header "Content-Type: application/json" \</text:p>
      <text:p text:style-name="P4"><text:s text:c="4"/>--header "Accept: application/json"</text:p>
      <text:p text:style-name="P6">Example request</text:p>
      <text:p text:style-name="P4">{</text:p>
      <text:p text:style-name="P4"><text:s text:c="4"/>"data": {</text:p>
      <text:p text:style-name="P4"><text:s text:c="8"/>"name": "report-service",</text:p>
      <text:p text:style-name="P4"><text:s text:c="8"/>"abilities": [</text:p>
      <text:p text:style-name="P4"><text:s text:c="12"/>"*"</text:p>
      <text:p text:style-name="P4"><text:s text:c="8"/>],</text:p>
      <text:p text:style-name="P4"><text:s text:c="8"/>"last_used_at": null</text:p>
      <text:p text:style-name="P4"><text:s text:c="4"/>}</text:p>
      <text:p text:style-name="P4">}</text:p>
      <text:p text:style-name="P6">Example response (200)</text:p>
      <text:h text:style-name="Heading_20_4" text:outline-level="4"><text:soft-page-break/>Edit token</text:h>
      <text:p text:style-name="P5">Requires authentication. </text:p>
      <text:p text:style-name="P5">Edit token name and rights. Rights will be used only those that are available to the user of the token. </text:p>
      <text:p text:style-name="P5">Token key stays the same. </text:p>
      <text:p text:style-name="P5">Request: PUT api/token/{token_name}. </text:p>
      <text:p text:style-name="P5">URL Parameters: </text:p>
      <text:list xml:id="list1307254950" text:style-name="L3">
        <text:list-item>
          <text:p text:style-name="P10">token_name string — user token name </text:p>
        </text:list-item>
      </text:list>
      <text:p text:style-name="P5">Body Parameters: </text:p>
      <text:list xml:id="list441750061" text:style-name="L4">
        <text:list-item>
          <text:p text:style-name="P11">name string — token name </text:p>
        </text:list-item>
        <text:list-item>
          <text:p text:style-name="P11">abilities string[] optional — list of rules </text:p>
        </text:list-item>
      </text:list>
      <text:p text:style-name="P4">curl --request PUT \</text:p>
      <text:p text:style-name="P4"><text:s text:c="4"/>"http://localhost/api/token/report-service" \</text:p>
      <text:p text:style-name="P4"><text:s text:c="4"/>--header "X-Auth-Key: {YOUR_AUTH_KEY}" \</text:p>
      <text:p text:style-name="P4"><text:s text:c="4"/>--header "Content-Type: application/json" \</text:p>
      <text:p text:style-name="P4"><text:s text:c="4"/>--header "Accept: application/json" \</text:p>
      <text:p text:style-name="P4"><text:s text:c="4"/>--data "{</text:p>
      <text:p text:style-name="P4"><text:s text:c="4"/>\"name\": \"report-service\",</text:p>
      <text:p text:style-name="P4"><text:s text:c="4"/>\"abilities\": [</text:p>
      <text:p text:style-name="P4"><text:s text:c="8"/>\"*\"</text:p>
      <text:p text:style-name="P4"><text:s text:c="4"/>]</text:p>
      <text:p text:style-name="P4">}"</text:p>
      <text:p text:style-name="P6">Example request</text:p>
      <text:p text:style-name="P4">{</text:p>
      <text:p text:style-name="P4"><text:s text:c="4"/>"data": {</text:p>
      <text:p text:style-name="P4"><text:s text:c="8"/>"name": "report-service",</text:p>
      <text:p text:style-name="P4"><text:s text:c="8"/>"abilities": [</text:p>
      <text:p text:style-name="P4"><text:s text:c="12"/>"report:getShort",</text:p>
      <text:p text:style-name="P4"><text:soft-page-break/><text:s text:c="12"/>"report:getByProject"</text:p>
      <text:p text:style-name="P4"><text:s text:c="8"/>],</text:p>
      <text:p text:style-name="P4"><text:s text:c="8"/>"last_used_at": null</text:p>
      <text:p text:style-name="P4"><text:s text:c="4"/>}</text:p>
      <text:p text:style-name="P4">}</text:p>
      <text:p text:style-name="P6">Example response (200)</text:p>
      <text:h text:style-name="Heading_20_4" text:outline-level="4">Deleting a token</text:h>
      <text:p text:style-name="P5">Requires authentication. </text:p>
      <text:p text:style-name="P5">Removing an authorized user token by token name. </text:p>
      <text:p text:style-name="P5">Request: DELETE api/token/{token_name}. </text:p>
      <text:p text:style-name="P5">URL Parameters: </text:p>
      <text:list xml:id="list616500899" text:style-name="L5">
        <text:list-item>
          <text:p text:style-name="P12">token_name string — user token name </text:p>
        </text:list-item>
      </text:list>
      <text:p text:style-name="P4">curl --request DELETE \</text:p>
      <text:p text:style-name="P4"><text:s text:c="4"/>"http://localhost/api/token/report-service" \</text:p>
      <text:p text:style-name="P4"><text:s text:c="4"/>--header "X-Auth-Key: {YOUR_AUTH_KEY}" \</text:p>
      <text:p text:style-name="P4"><text:s text:c="4"/>--header "Content-Type: application/json" \</text:p>
      <text:p text:style-name="P4"><text:s text:c="4"/>--header "Accept: application/json"</text:p>
      <text:p text:style-name="P6">Example request</text:p>
      <text:p text:style-name="P4">[Empty response]</text:p>
      <text:p text:style-name="P6">Example response (204)</text:p>
      <text:h text:style-name="Heading_20_3" text:outline-level="3">Users</text:h>
      <text:h text:style-name="Heading_20_4" text:outline-level="4">Authentication</text:h>
      <text:p text:style-name="P5">User authentication. A token is issued for the user's nick and password for further interaction with the api. </text:p>
      <text:p text:style-name="P5">The token is created under the name "login" and is available like other tokens. </text:p>
      <text:p text:style-name="P5"><text:soft-page-break/>If a "login" token previously existed, it is removed and a new user token is generated. </text:p>
      <text:p text:style-name="P5">Request: POST api/login. </text:p>
      <text:p text:style-name="P5">Body Parameters: </text:p>
      <text:list xml:id="list623749340" text:style-name="L6">
        <text:list-item>
          <text:p text:style-name="P13">nick string — user nick </text:p>
        </text:list-item>
        <text:list-item>
          <text:p text:style-name="P13">password string — user password </text:p>
        </text:list-item>
      </text:list>
      <text:p text:style-name="P4">curl --request POST \</text:p>
      <text:p text:style-name="P4"><text:s text:c="4"/>"http://localhost/api/login" \</text:p>
      <text:p text:style-name="P4"><text:s text:c="4"/>--header "Content-Type: application/json" \</text:p>
      <text:p text:style-name="P4"><text:s text:c="4"/>--header "Accept: application/json" \</text:p>
      <text:p text:style-name="P4"><text:s text:c="4"/>--data "{</text:p>
      <text:p text:style-name="P4"><text:s text:c="4"/>\"nick\": \"testuser\",</text:p>
      <text:p text:style-name="P4"><text:s text:c="4"/>\"password\": \"password\"</text:p>
      <text:p text:style-name="P4">}"</text:p>
      <text:p text:style-name="P6">Example request</text:p>
      <text:p text:style-name="P4">{</text:p>
      <text:p text:style-name="P4"><text:s text:c="4"/>"data": {</text:p>
      <text:p text:style-name="P4"><text:s text:c="8"/>"name": "login",</text:p>
      <text:p text:style-name="P4"><text:s text:c="8"/>"token": "{YOUR_AUTH_KEY}"</text:p>
      <text:p text:style-name="P4"><text:s text:c="4"/>}</text:p>
      <text:p text:style-name="P4">}</text:p>
      <text:p text:style-name="P6">Example response (200)</text:p>
      <text:h text:style-name="Heading_20_3" text:outline-level="3">Report hours</text:h>
      <text:h text:style-name="Heading_20_4" text:outline-level="4">Short report</text:h>
      <text:p text:style-name="P5">Requires authentication. </text:p>
      <text:p text:style-name="P5">Getting a short report on hours from employees for a certain period of days. </text:p>
      <text:p text:style-name="P5">Request: GET api/report/hours/short. </text:p>
      <text:p text:style-name="P5"><text:soft-page-break/>Body Parameters: </text:p>
      <text:list xml:id="list2069552537" text:style-name="L7">
        <text:list-item>
          <text:p text:style-name="P14">start_date string optional — Start date of the reporting period. Inclusive. Must be a valid date. </text:p>
        </text:list-item>
        <text:list-item>
          <text:p text:style-name="P14">end_date string optional — End date of the reporting period. Inclusive. Must be a valid date. </text:p>
        </text:list-item>
      </text:list>
      <text:p text:style-name="P4">curl --request GET \</text:p>
      <text:p text:style-name="P4"><text:s text:c="4"/>--get "http://localhost/api/report/hours/short" \</text:p>
      <text:p text:style-name="P4"><text:s text:c="4"/>--header "X-Auth-Key: {YOUR_AUTH_KEY}" \</text:p>
      <text:p text:style-name="P4"><text:s text:c="4"/>--header "Content-Type: application/json" \</text:p>
      <text:p text:style-name="P4"><text:s text:c="4"/>--header "Accept: application/json" \</text:p>
      <text:p text:style-name="P4"><text:s text:c="4"/>--data "{</text:p>
      <text:p text:style-name="P4"><text:s text:c="4"/>\"start_date\": \"2010-10-07\",</text:p>
      <text:p text:style-name="P4"><text:s text:c="4"/>\"end_date\": \"2010-10-09\"</text:p>
      <text:p text:style-name="P4">}"</text:p>
      <text:p text:style-name="P6">Example request</text:p>
      <text:p text:style-name="P4">{</text:p>
      <text:p text:style-name="P4"><text:s text:c="4"/>"data": {</text:p>
      <text:p text:style-name="P4"><text:s text:c="8"/>"count_reports": 1,</text:p>
      <text:p text:style-name="P4"><text:s text:c="8"/>"reports": [</text:p>
      <text:p text:style-name="P4"><text:s text:c="12"/>{</text:p>
      <text:p text:style-name="P4"><text:s text:c="16"/>"nick": "ilene.wolf",</text:p>
      <text:p text:style-name="P4"><text:s text:c="16"/>"name": "Vickie Jerde",</text:p>
      <text:p text:style-name="P4"><text:s text:c="16"/>"company": "Р",</text:p>
      <text:p text:style-name="P4"><text:s text:c="16"/>"total_hours": 5</text:p>
      <text:p text:style-name="P4"><text:s text:c="12"/>}</text:p>
      <text:p text:style-name="P4"><text:s text:c="8"/>]</text:p>
      <text:p text:style-name="P4"><text:s text:c="4"/>}</text:p>
      <text:p text:style-name="P4">}</text:p>
      <text:p text:style-name="P6">Example response (200)</text:p>
      <text:h text:style-name="Heading_20_4" text:outline-level="4"><text:soft-page-break/>Report hours by project</text:h>
      <text:p text:style-name="P5">Requires authentication. </text:p>
      <text:p text:style-name="P5">Getting a report on hours from employees ordered by project for a certain period of days. </text:p>
      <text:p text:style-name="P5">If several employees worked on one project, then several records are created in the reports array with the same value of the fields related to the project. </text:p>
      <text:p text:style-name="P5">Request: GET api/report/hours/project. </text:p>
      <text:p text:style-name="P5">Body Parameters: </text:p>
      <text:list xml:id="list2049704941" text:style-name="L8">
        <text:list-item>
          <text:p text:style-name="P15">start_date string optional — Start date of the reporting period. Inclusive. Must be a valid date. </text:p>
        </text:list-item>
        <text:list-item>
          <text:p text:style-name="P15">end_date string optional — End date of the reporting period. Inclusive. Must be a valid date. </text:p>
        </text:list-item>
      </text:list>
      <text:p text:style-name="P4">curl --request GET \</text:p>
      <text:p text:style-name="P4"><text:s text:c="4"/>--get "http://localhost/api/report/hours/project" \</text:p>
      <text:p text:style-name="P4"><text:s text:c="4"/>--header "X-Auth-Key: {YOUR_AUTH_KEY}" \</text:p>
      <text:p text:style-name="P4"><text:s text:c="4"/>--header "Content-Type: application/json" \</text:p>
      <text:p text:style-name="P4"><text:s text:c="4"/>--header "Accept: application/json" \</text:p>
      <text:p text:style-name="P4"><text:s text:c="4"/>--data "{</text:p>
      <text:p text:style-name="P4"><text:s text:c="4"/>\"start_date\": \"2010-10-07\",</text:p>
      <text:p text:style-name="P4"><text:s text:c="4"/>\"end_date\": \"2010-10-09\"</text:p>
      <text:p text:style-name="P4">}"</text:p>
      <text:p text:style-name="P6">Example request</text:p>
      <text:p text:style-name="P4">{</text:p>
      <text:p text:style-name="P4"><text:s text:c="4"/>"data": {</text:p>
      <text:p text:style-name="P4"><text:s text:c="8"/>"count_reports": 2,</text:p>
      <text:p text:style-name="P4"><text:s text:c="8"/>"reports": [</text:p>
      <text:p text:style-name="P4"><text:s text:c="12"/>{</text:p>
      <text:p text:style-name="P4"><text:s text:c="16"/>"nick": "ilene.wolf",</text:p>
      <text:p text:style-name="P4"><text:soft-page-break/><text:s text:c="16"/>"name": "Vickie Jerde",</text:p>
      <text:p text:style-name="P4"><text:s text:c="16"/>"company": "Р",</text:p>
      <text:p text:style-name="P4"><text:s text:c="16"/>"customer_id": 1,</text:p>
      <text:p text:style-name="P4"><text:s text:c="16"/>"customer_name": "ullam et esse",</text:p>
      <text:p text:style-name="P4"><text:s text:c="16"/>"project_id": 1,</text:p>
      <text:p text:style-name="P4"><text:s text:c="16"/>"project_name": "pariatur voluptatem corrupti",</text:p>
      <text:p text:style-name="P4"><text:s text:c="16"/>"total_hours": 3.2</text:p>
      <text:p text:style-name="P4"><text:s text:c="12"/>},</text:p>
      <text:p text:style-name="P4"><text:s text:c="12"/>{</text:p>
      <text:p text:style-name="P4"><text:s text:c="16"/>"nick": "ilene.wolf",</text:p>
      <text:p text:style-name="P4"><text:s text:c="16"/>"name": "Vickie Jerde",</text:p>
      <text:p text:style-name="P4"><text:s text:c="16"/>"company": "Р",</text:p>
      <text:p text:style-name="P4"><text:s text:c="16"/>"customer_id": 2,</text:p>
      <text:p text:style-name="P4"><text:s text:c="16"/>"customer_name": "dolorem aut nostrum",</text:p>
      <text:p text:style-name="P4"><text:s text:c="16"/>"project_id": 2,</text:p>
      <text:p text:style-name="P4"><text:s text:c="16"/>"project_name": "voluptas quas labore",</text:p>
      <text:p text:style-name="P4"><text:s text:c="16"/>"total_hours": 1.8</text:p>
      <text:p text:style-name="P4"><text:s text:c="12"/>}</text:p>
      <text:p text:style-name="P4"><text:s text:c="8"/>]</text:p>
      <text:p text:style-name="P4"><text:s text:c="4"/>}</text:p>
      <text:p text:style-name="P4">}</text:p>
      <text:p text:style-name="P6">Example response (200)</text:p>
      <text:h text:style-name="Heading_20_3" text:outline-level="3">Schedule</text:h>
      <text:h text:style-name="Heading_20_4" text:outline-level="4">Official schedule</text:h>
      <text:p text:style-name="P5">Requires authentication. </text:p>
      <text:p text:style-name="P5">Getting a short report on hours from employees for a certain period of days. </text:p>
      <text:p text:style-name="P5">Request: GET api/shedule/official. </text:p>
      <text:p text:style-name="P5">Body Parameters: </text:p>
      <text:list xml:id="list1921612167" text:style-name="L9">
        <text:list-item>
          <text:p text:style-name="P16"><text:soft-page-break/>start_date string optional — Start date of the reporting period. Inclusive. Must be a valid date. </text:p>
        </text:list-item>
        <text:list-item>
          <text:p text:style-name="P16">end_date string optional — End date of the reporting period. Inclusive. Must be a valid date. </text:p>
        </text:list-item>
      </text:list>
      <text:p text:style-name="P4">curl --request GET \</text:p>
      <text:p text:style-name="P4"><text:s text:c="4"/>--get "http://localhost/api/shedule/official" \</text:p>
      <text:p text:style-name="P4"><text:s text:c="4"/>--header "X-Auth-Key: {YOUR_AUTH_KEY}" \</text:p>
      <text:p text:style-name="P4"><text:s text:c="4"/>--header "Content-Type: application/json" \</text:p>
      <text:p text:style-name="P4"><text:s text:c="4"/>--header "Accept: application/json" \</text:p>
      <text:p text:style-name="P4"><text:s text:c="4"/>--data "{</text:p>
      <text:p text:style-name="P4"><text:s text:c="4"/>\"start_date\": \"2010-10-07\",</text:p>
      <text:p text:style-name="P4"><text:s text:c="4"/>\"end_date\": \"2010-10-09\"</text:p>
      <text:p text:style-name="P4">}"</text:p>
      <text:p text:style-name="P6">Example request</text:p>
      <text:p text:style-name="P4">{</text:p>
      <text:p text:style-name="P4"><text:s text:c="4"/>"data": {</text:p>
      <text:p text:style-name="P4"><text:s text:c="8"/>"2010-10-07": {</text:p>
      <text:p text:style-name="P4"><text:s text:c="12"/>"status": "holiday",</text:p>
      <text:p text:style-name="P4"><text:s text:c="12"/>"info": [</text:p>
      <text:p text:style-name="P4"><text:s text:c="16"/>"Error possimus maiores eius est sit molestiae qui qui."</text:p>
      <text:p text:style-name="P4"><text:s text:c="12"/>]</text:p>
      <text:p text:style-name="P4"><text:s text:c="8"/>},</text:p>
      <text:p text:style-name="P4"><text:s text:c="8"/>"2010-10-08": {</text:p>
      <text:p text:style-name="P4"><text:s text:c="12"/>"status": "holiday",</text:p>
      <text:p text:style-name="P4"><text:s text:c="12"/>"info": [</text:p>
      <text:p text:style-name="P4"><text:s text:c="16"/>"Error possimus maiores eius est sit molestiae qui qui."</text:p>
      <text:p text:style-name="P4"><text:s text:c="12"/>]</text:p>
      <text:p text:style-name="P4"><text:s text:c="8"/>},</text:p>
      <text:p text:style-name="P4"><text:s text:c="8"/>"2010-10-09": {</text:p>
      <text:p text:style-name="P4"><text:s text:c="12"/>"status": "work",</text:p>
      <text:p text:style-name="P4"><text:soft-page-break/><text:s text:c="12"/>"info": []</text:p>
      <text:p text:style-name="P4"><text:s text:c="8"/>}</text:p>
      <text:p text:style-name="P4"><text:s text:c="4"/>}</text:p>
      <text:p text:style-name="P4">}</text:p>
      <text:p text:style-name="P6">Example response (200)</text:p>
      <text:h text:style-name="Heading_20_4" text:outline-level="4">Workers schedule</text:h>
      <text:p text:style-name="P5">Requires authentication. </text:p>
      <text:p text:style-name="P5">Getting the workers schedule for the period requested with his worked hours by days. </text:p>
      <text:p text:style-name="P5">Request: GET api/shedule/worker. </text:p>
      <text:p text:style-name="P5">Body Parameters: </text:p>
      <text:list xml:id="list3308932317" text:style-name="L10">
        <text:list-item>
          <text:p text:style-name="P17">start_date string optional — Start date of the reporting period. Inclusive. Must be a valid date. </text:p>
        </text:list-item>
        <text:list-item>
          <text:p text:style-name="P17">end_date string optional — End date of the reporting period. Inclusive. Must be a valid date. </text:p>
        </text:list-item>
      </text:list>
      <text:p text:style-name="P4">curl --request GET \</text:p>
      <text:p text:style-name="P4"><text:s text:c="4"/>--get "http://localhost/api/shedule/worker" \</text:p>
      <text:p text:style-name="P4"><text:s text:c="4"/>--header "X-Auth-Key: {YOUR_AUTH_KEY}" \</text:p>
      <text:p text:style-name="P4"><text:s text:c="4"/>--header "Content-Type: application/json" \</text:p>
      <text:p text:style-name="P4"><text:s text:c="4"/>--header "Accept: application/json" \</text:p>
      <text:p text:style-name="P4"><text:s text:c="4"/>--data "{</text:p>
      <text:p text:style-name="P4"><text:s text:c="4"/>\"start_date\": \"2010-10-07\",</text:p>
      <text:p text:style-name="P4"><text:s text:c="4"/>\"end_date\": \"2010-10-09\"</text:p>
      <text:p text:style-name="P4">}"</text:p>
      <text:p text:style-name="P6">Example request</text:p>
      <text:p text:style-name="P4">{</text:p>
      <text:p text:style-name="P4"><text:s text:c="4"/>"ilene.wolf": {</text:p>
      <text:p text:style-name="P4"><text:s text:c="8"/>"2010-10-07": {</text:p>
      <text:p text:style-name="P4"><text:soft-page-break/><text:s text:c="12"/>"status": "holiday",</text:p>
      <text:p text:style-name="P4"><text:s text:c="12"/>"info": [</text:p>
      <text:p text:style-name="P4"><text:s text:c="16"/>"Error possimus maiores eius est sit molestiae qui qui."</text:p>
      <text:p text:style-name="P4"><text:s text:c="12"/>]</text:p>
      <text:p text:style-name="P4"><text:s text:c="8"/>},</text:p>
      <text:p text:style-name="P4"><text:s text:c="8"/>"2010-10-08": {</text:p>
      <text:p text:style-name="P4"><text:s text:c="12"/>"status": "work",</text:p>
      <text:p text:style-name="P4"><text:s text:c="12"/>"info": [</text:p>
      <text:p text:style-name="P4"><text:s text:c="16"/>"Error possimus maiores eius est sit molestiae qui qui.",</text:p>
      <text:p text:style-name="P4"><text:s text:c="16"/>"Provident delectus et atque sequi."</text:p>
      <text:p text:style-name="P4"><text:s text:c="12"/>],</text:p>
      <text:p text:style-name="P4"><text:s text:c="12"/>"total_hours": 5</text:p>
      <text:p text:style-name="P4"><text:s text:c="8"/>},</text:p>
      <text:p text:style-name="P4"><text:s text:c="8"/>"2010-10-09": {</text:p>
      <text:p text:style-name="P4"><text:s text:c="12"/>"status": "work",</text:p>
      <text:p text:style-name="P4"><text:s text:c="12"/>"info": []</text:p>
      <text:p text:style-name="P4"><text:s text:c="8"/>}</text:p>
      <text:p text:style-name="P4"><text:s text:c="4"/>}</text:p>
      <text:p text:style-name="P4">}</text:p>
      <text:p text:style-name="P3">Example response (200)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353cm" loext:contextual-spacing="false" fo:line-height="150%" fo:text-align="justify" style:justify-single-word="false" fo:orphans="2" fo:widows="2" fo:hyphenation-ladder-count="no-limit" style:page-number="auto" style:writing-mode="lr-tb">
        <style:tab-stops/>
      </style:paragraph-properties>
      <style:text-properties style:font-name="Times New Roman" fo:font-family="'Times New Roman'" style:font-style-name="Обычный" style:font-family-generic="roman" fo:font-size="14pt" style:font-name-asian="SimSun" style:font-family-asian="SimSun" style:font-family-generic-asian="system" style:font-pitch-asian="variable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text-align="center" style:justify-single-word="false" style:page-number="auto" fo:keep-with-next="always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text-indent="1.251cm" style:auto-text-indent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next-style-name="Text_20_body" style:class="extra" style:master-page-name="">
      <style:paragraph-properties fo:text-align="center" style:justify-single-word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text-align="center" style:justify-single-word="false" fo:text-indent="0cm" style:auto-text-indent="false" style:page-number="auto" fo:keep-with-next="alway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51cm" fo:margin-right="0cm" fo:text-align="start" style:justify-single-word="false" fo:text-indent="0cm" style:auto-text-indent="false" fo:keep-with-next="always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</style:style>
    <style:style style:name="Title" style:family="paragraph" style:parent-style-name="Standard" style:default-outline-level="" style:class="chapter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/>
        </style:tab-stops>
      </style:paragraph-properties>
    </style:style>
    <style:style style:name="Index_20_Heading" style:display-name="Index Heading" style:family="paragraph" style:parent-style-name="Heading" style:class="index" style:master-page-name="">
      <style:paragraph-properties style:page-number="auto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text:number-lines="false" text:line-number="0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Подпись_20_формулы" style:display-name="Подпись формулы" style:family="paragraph" style:parent-style-name="Text_20_body" style:next-style-name="Text_20_body" style:master-page-name="">
      <style:paragraph-properties style:page-number="auto">
        <style:tab-stops>
          <style:tab-stop style:position="0cm" style:type="right"/>
        </style:tab-stops>
      </style:paragraph-properties>
    </style:style>
    <style:style style:name="annotation_20_subject" style:display-name="annotation subject" style:family="paragraph" style:default-outline-level="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0.423cm"/>
      <style:text-properties fo:font-size="10pt" style:font-size-asian="10pt" style:font-size-complex="10pt"/>
    </style:style>
    <style:style style:name="Ячейка_20_с_20_формулой" style:display-name="Ячейка с формулой" style:family="paragraph" style:parent-style-name="Table_20_Contents">
      <style:paragraph-properties fo:margin-left="0.9cm" fo:margin-right="0cm" fo:text-indent="0cm" style:auto-text-indent="false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hps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fo:font-style="italic" style:font-name-asian="Times New Roman1" style:font-family-asian="'Times New Roman'" style:font-family-generic-asian="system" style:font-pitch-asian="variable" style:font-size-asian="20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 style:parent-style-name="Базовый_20_правильный"/>
    <style:style style:name="Базовый_20_правильный" style:display-name="Базовый правильный" style:family="text">
      <style:text-properties style:font-name="Times New Roman" fo:font-family="'Times New Roman'" style:font-style-name="Обычный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>
      <style:text-properties fo:color="#808080"/>
    </style:style>
    <style:style style:name="Тема_20_примечания_20_Знак" style:display-name="Тема примечания Знак" style:family="text">
      <style:text-properties style:language-asian="ru" style:country-asian="RU" style:font-size-complex="10pt" style:font-weight-complex="bold"/>
    </style:style>
    <style:style style:name="Текст_20_примечания_20_Знак" style:display-name="Текст примечания Знак" style:family="text">
      <style:text-properties style:language-asian="ru" style:country-asian="RU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5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8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0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6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8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4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6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45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4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55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2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8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741cm" fo:margin-left="1.441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2.671cm"/>
        </style:list-level-properties>
      </text:list-level-style-number>
      <text:list-level-style-number text:level="4" text:style-name="ListLabel_20_11" style:num-format="1" text:display-levels="4">
        <style:list-level-properties text:list-level-position-and-space-mode="label-alignment">
          <style:list-level-label-alignment text:label-followed-by="listtab" fo:text-indent="-1.905cm" fo:margin-left="4.006cm"/>
        </style:list-level-properties>
      </text:list-level-style-number>
      <text:list-level-style-number text:level="5" text:style-name="ListLabel_20_12" style:num-format="1" text:display-levels="5">
        <style:list-level-properties text:list-level-position-and-space-mode="label-alignment">
          <style:list-level-label-alignment text:label-followed-by="listtab" fo:text-indent="-1.905cm" fo:margin-left="4.706cm"/>
        </style:list-level-properties>
      </text:list-level-style-number>
      <text:list-level-style-number text:level="6" text:style-name="ListLabel_20_13" style:num-format="1" text:display-levels="6">
        <style:list-level-properties text:list-level-position-and-space-mode="label-alignment">
          <style:list-level-label-alignment text:label-followed-by="listtab" fo:text-indent="-2.54cm" fo:margin-left="6.041cm"/>
        </style:list-level-properties>
      </text:list-level-style-number>
      <text:list-level-style-number text:level="7" text:style-name="ListLabel_20_14" style:num-format="1" text:display-levels="7">
        <style:list-level-properties text:list-level-position-and-space-mode="label-alignment">
          <style:list-level-label-alignment text:label-followed-by="listtab" fo:text-indent="-2.54cm" fo:margin-left="6.742cm"/>
        </style:list-level-properties>
      </text:list-level-style-number>
      <text:list-level-style-number text:level="8" text:style-name="ListLabel_20_15" style:num-format="1" text:display-levels="8">
        <style:list-level-properties text:list-level-position-and-space-mode="label-alignment">
          <style:list-level-label-alignment text:label-followed-by="listtab" fo:text-indent="-3.175cm" fo:margin-left="8.077cm"/>
        </style:list-level-properties>
      </text:list-level-style-number>
      <text:list-level-style-number text:level="9" text:style-name="ListLabel_20_16" style:num-format="1" text:display-levels="9">
        <style:list-level-properties text:list-level-position-and-space-mode="label-alignment">
          <style:list-level-label-alignment text:label-followed-by="listtab" fo:text-indent="-3.81cm" fo:margin-left="9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1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8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2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3" text:bullet-char="-">
        <style:list-level-properties text:list-level-position-and-space-mode="label-alignment">
          <style:list-level-label-alignment text:label-followed-by="listtab" fo:text-indent="-0.635cm" fo:margin-left="1.97cm"/>
        </style:list-level-properties>
        <style:text-properties fo:font-family="'Times New Roman'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3.2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7.0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8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7a94" officeooo:paragraph-rsid="00187a94"/>
    </style:style>
    <style:style style:name="M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MT1" style:family="text">
      <style:text-properties officeooo:rsid="001abd1b"/>
    </style:style>
    <style:style style:name="MT2" style:family="text">
      <style:text-properties officeooo:rsid="00187a94"/>
    </style:style>
    <style:page-layout style:name="Mpm1">
      <style:page-layout-properties fo:page-width="21.001cm" fo:page-height="29.7cm" style:num-format="1" style:print-orientation="portrait" fo:margin-top="0.635cm" fo:margin-bottom="1.268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/>
      </style:header-style>
      <style:footer-style>
        <style:header-footer-properties svg:height="0.677cm" fo:margin-left="0.016cm" fo:margin-right="0.002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Продолжение приложения <text:span text:style-name="MT1">Б</text:span></text:p>
      </style:header>
      <loext:header-first>
        <text:p text:style-name="MP1"><text:tab/><text:tab/>Приложение <text:span text:style-name="MT1">Б</text:span></text:p>
      </loext:header-first>
      <style:footer>
        <text:p text:style-name="MP2"><text:span text:style-name="MT2"><text:tab/><text:tab/></text:span><text:page-number text:select-page="current">181</text:page-number></text:p>
      </style:footer>
      <loext:footer-first>
        <text:p text:style-name="MP2"><text:span text:style-name="MT2"><text:tab/><text:tab/></text:span><text:page-number text:select-page="current">170</text:page-number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7:46:40.439329183</meta:creation-date>
    <dc:date>2022-06-07T00:34:44.200431532</dc:date>
    <meta:editing-duration>PT29M27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2" meta:paragraph-count="312" meta:word-count="1085" meta:character-count="9115" meta:non-whitespace-character-count="6823"/>
  </office:meta>
</office:document-meta>
</file>